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4.9535in" table:align="left"/>
    </style:style>
    <style:style style:name="Table2.A" style:family="table-column">
      <style:table-column-properties style:column-width="1.4632in"/>
    </style:style>
    <style:style style:name="Table2.B" style:family="table-column">
      <style:table-column-properties style:column-width="3.4903in"/>
    </style:style>
    <style:style style:name="Table2.A1" style:family="table-cell">
      <style:table-cell-properties style:vertical-align="middle" fo:padding="0.0194in" fo:border="none"/>
    </style:style>
    <style:style style:name="Table3" style:family="table">
      <style:table-properties style:width="3.5007in" table:align="left"/>
    </style:style>
    <style:style style:name="Table3.A" style:family="table-column">
      <style:table-column-properties style:column-width="1.9833in"/>
    </style:style>
    <style:style style:name="Table3.B" style:family="table-column">
      <style:table-column-properties style:column-width="1.5174in"/>
    </style:style>
    <style:style style:name="Table3.A1" style:family="table-cell">
      <style:table-cell-properties style:vertical-align="middle" fo:padding="0.0194in" fo:border="none"/>
    </style:style>
    <style:style style:name="Table4" style:family="table">
      <style:table-properties style:width="3.25in" table:align="left"/>
    </style:style>
    <style:style style:name="Table4.A" style:family="table-column">
      <style:table-column-properties style:column-width="1.8861in"/>
    </style:style>
    <style:style style:name="Table4.B" style:family="table-column">
      <style:table-column-properties style:column-width="1.3639in"/>
    </style:style>
    <style:style style:name="Table4.A1" style:family="table-cell">
      <style:table-cell-properties style:vertical-align="middle" fo:padding="0.0194in" fo:border="none"/>
    </style:style>
    <style:style style:name="Table5" style:family="table">
      <style:table-properties style:width="3.25in" table:align="left"/>
    </style:style>
    <style:style style:name="Table5.A" style:family="table-column">
      <style:table-column-properties style:column-width="1.8861in"/>
    </style:style>
    <style:style style:name="Table5.B" style:family="table-column">
      <style:table-column-properties style:column-width="1.3639in"/>
    </style:style>
    <style:style style:name="Table5.A1" style:family="table-cell">
      <style:table-cell-properties style:vertical-align="middle" fo:padding="0.0194in" fo:border="none"/>
    </style:style>
    <style:style style:name="P1" style:family="paragraph" style:parent-style-name="Text_20_body">
      <style:text-properties officeooo:rsid="0005151e" officeooo:paragraph-rsid="0005151e"/>
    </style:style>
    <style:style style:name="P2" style:family="paragraph" style:parent-style-name="Text_20_body">
      <style:text-properties officeooo:rsid="00065ca9" officeooo:paragraph-rsid="00065ca9"/>
    </style:style>
    <style:style style:name="P3" style:family="paragraph" style:parent-style-name="Text_20_body">
      <style:text-properties fo:font-variant="normal" fo:text-transform="none" fo:color="#000000" style:text-line-through-style="none" style:text-line-through-type="none" style:text-underline-style="none" officeooo:rsid="0005151e" officeooo:paragraph-rsid="0005151e" style:text-blinking="false" fo:background-color="transparent"/>
    </style:style>
    <style:style style:name="P4" style:family="paragraph" style:parent-style-name="Text_20_body">
      <style:text-properties fo:font-variant="normal" fo:text-transform="none" fo:color="#000000" style:text-line-through-style="none" style:text-line-through-type="none" style:text-underline-style="none" officeooo:rsid="0005151e" officeooo:paragraph-rsid="000956d0" style:text-blinking="false" fo:background-color="transparent"/>
    </style:style>
    <style:style style:name="P5" style:family="paragraph" style:parent-style-name="Text_20_body">
      <style:text-properties fo:font-variant="normal" fo:text-transform="none" fo:color="#000000" style:text-line-through-style="none" style:text-line-through-type="none" style:text-underline-style="none" officeooo:rsid="000aa027" officeooo:paragraph-rsid="000aa027" style:text-blinking="false" fo:background-color="transparent"/>
    </style:style>
    <style:style style:name="P6" style:family="paragraph" style:parent-style-name="Text_20_body">
      <style:text-properties fo:font-variant="normal" fo:text-transform="none" fo:color="#000000" style:text-line-through-style="solid" style:text-line-through-type="single" style:text-underline-style="solid" style:text-underline-width="auto" style:text-underline-color="#ff3333" officeooo:rsid="0005151e" officeooo:paragraph-rsid="0005151e" style:text-blinking="false" fo:background-color="transparent"/>
    </style:style>
    <style:style style:name="P7" style:family="paragraph" style:parent-style-name="Heading_20_2">
      <style:text-properties fo:font-variant="normal" fo:text-transform="none" fo:color="#000000" style:text-line-through-style="none" style:text-line-through-type="none" style:text-underline-style="none" officeooo:rsid="0005151e" officeooo:paragraph-rsid="0005151e" style:text-blinking="false" fo:background-color="transparent"/>
    </style:style>
    <style:style style:name="P8" style:family="paragraph" style:parent-style-name="Standard">
      <style:text-properties officeooo:paragraph-rsid="000d96f1"/>
    </style:style>
    <style:style style:name="P9" style:family="paragraph" style:parent-style-name="Standard">
      <style:text-properties officeooo:rsid="000f1522" officeooo:paragraph-rsid="000f1522"/>
    </style:style>
    <style:style style:name="P10" style:family="paragraph" style:parent-style-name="Standard">
      <style:paragraph-properties fo:margin-top="0in" fo:margin-bottom="0in" loext:contextual-spacing="false"/>
      <style:text-properties fo:font-size="2pt" style:font-size-asian="2pt" style:font-size-complex="2pt"/>
    </style:style>
    <style:style style:name="P11" style:family="paragraph" style:parent-style-name="Text_20_body">
      <style:text-properties fo:font-variant="normal" fo:text-transform="none" fo:color="#000000" style:text-line-through-style="none" style:text-line-through-type="none" style:text-underline-style="none" officeooo:rsid="0005151e" officeooo:paragraph-rsid="0005151e" style:text-blinking="false" fo:background-color="transparent"/>
    </style:style>
    <style:style style:name="P12" style:family="paragraph" style:parent-style-name="Text_20_body">
      <style:text-properties fo:font-variant="normal" fo:text-transform="none" fo:color="#000000" style:text-line-through-style="none" style:text-line-through-type="none" style:text-underline-style="none" officeooo:rsid="0005151e" officeooo:paragraph-rsid="00134c99" style:text-blinking="false" fo:background-color="transparent"/>
    </style:style>
    <style:style style:name="P13" style:family="paragraph" style:parent-style-name="Text_20_body">
      <style:text-properties fo:font-variant="normal" fo:text-transform="none" fo:color="#000000" style:text-line-through-style="none" style:text-line-through-type="none" style:text-underline-style="none" officeooo:rsid="0005151e" officeooo:paragraph-rsid="000956d0"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text-underline-style="none" officeooo:rsid="0005151e" officeooo:paragraph-rsid="0019a393"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text-underline-style="none" officeooo:rsid="0005151e" officeooo:paragraph-rsid="001c28e9" style:text-blinking="false" fo:background-color="transparent"/>
    </style:style>
    <style:style style:name="P16" style:family="paragraph" style:parent-style-name="Text_20_body">
      <style:text-properties fo:font-variant="normal" fo:text-transform="none" fo:color="#000000" style:text-line-through-style="none" style:text-line-through-type="none" style:text-underline-style="none" officeooo:rsid="000d96f1" officeooo:paragraph-rsid="000d96f1" style:text-blinking="false" fo:background-color="transparent"/>
    </style:style>
    <style:style style:name="P17" style:family="paragraph" style:parent-style-name="Text_20_body">
      <style:text-properties fo:font-variant="normal" fo:text-transform="none" fo:color="#000000" style:text-line-through-style="none" style:text-line-through-type="none" style:text-underline-style="none" officeooo:rsid="00105e1f" officeooo:paragraph-rsid="0012ec97" style:text-blinking="false" fo:background-color="transparent"/>
    </style:style>
    <style:style style:name="P18" style:family="paragraph" style:parent-style-name="Text_20_body">
      <style:text-properties fo:font-variant="normal" fo:text-transform="none" fo:color="#000000" style:text-line-through-style="none" style:text-line-through-type="none" style:text-underline-style="none" officeooo:rsid="0015a719" officeooo:paragraph-rsid="0015a719" style:text-blinking="false" fo:background-color="transparent"/>
    </style:style>
    <style:style style:name="P19" style:family="paragraph" style:parent-style-name="Text_20_body">
      <style:text-properties fo:font-variant="normal" fo:text-transform="none" fo:color="#000000" style:text-line-through-style="none" style:text-line-through-type="none" style:text-underline-style="none" officeooo:rsid="0019a393" officeooo:paragraph-rsid="0019a393" style:text-blinking="false" fo:background-color="transparent"/>
    </style:style>
    <style:style style:name="P20" style:family="paragraph" style:parent-style-name="Text_20_body">
      <style:text-properties fo:font-variant="normal" fo:text-transform="none" fo:color="#000000" style:text-line-through-style="none" style:text-line-through-type="none" style:text-underline-style="none" officeooo:rsid="001c28e9" officeooo:paragraph-rsid="001c28e9" style:text-blinking="false" fo:background-color="transparent"/>
    </style:style>
    <style:style style:name="P21" style:family="paragraph" style:parent-style-name="Text_20_body">
      <style:text-properties fo:font-variant="normal" fo:text-transform="none" fo:color="#000000" style:text-line-through-style="solid" style:text-line-through-type="single" style:text-underline-style="solid" style:text-underline-width="auto" style:text-underline-color="#ff3333" officeooo:rsid="0005151e" officeooo:paragraph-rsid="0005151e" style:text-blinking="false" fo:background-color="transparent"/>
    </style:style>
    <style:style style:name="P22" style:family="paragraph" style:parent-style-name="Text_20_body">
      <style:text-properties fo:font-variant="normal" fo:text-transform="none" fo:color="#000000" style:text-line-through-style="solid" style:text-line-through-type="single" style:text-underline-style="solid" style:text-underline-width="auto" style:text-underline-color="#ff3333" officeooo:rsid="0005151e" officeooo:paragraph-rsid="0019a393" style:text-blinking="false" fo:background-color="transparent"/>
    </style:style>
    <style:style style:name="P23" style:family="paragraph" style:parent-style-name="Text_20_body">
      <style:text-properties fo:font-variant="normal" fo:text-transform="none" fo:color="#000000" style:text-line-through-style="solid" style:text-line-through-type="single" style:text-underline-style="solid" style:text-underline-width="auto" style:text-underline-color="#ff3333" officeooo:rsid="001c28e9" officeooo:paragraph-rsid="001c28e9" style:text-blinking="false" fo:background-color="transparent"/>
    </style:style>
    <style:style style:name="P24" style:family="paragraph" style:parent-style-name="Text_20_body">
      <style:paragraph-properties fo:margin-top="0in" fo:margin-bottom="0in" loext:contextual-spacing="false"/>
    </style:style>
    <style:style style:name="T1" style:family="text">
      <style:text-properties officeooo:rsid="00065ca9"/>
    </style:style>
    <style:style style:name="T2" style:family="text">
      <style:text-properties officeooo:rsid="000956d0"/>
    </style:style>
    <style:style style:name="T3" style:family="text">
      <style:text-properties fo:font-variant="normal" fo:text-transform="none" fo:color="#000000" style:text-line-through-style="none" style:text-line-through-type="none" style:text-underline-style="none" officeooo:rsid="000d96f1" style:text-blinking="false" fo:background-color="transparent" loext:char-shading-value="0"/>
    </style:style>
    <style:style style:name="T4" style:family="text">
      <style:text-properties officeooo:rsid="0005151e"/>
    </style:style>
    <style:style style:name="T5" style:family="text">
      <style:text-properties style:text-line-through-style="solid" style:text-line-through-type="single" style:text-underline-style="solid" style:text-underline-width="auto" style:text-underline-color="#ff3333"/>
    </style:style>
    <style:style style:name="T6" style:family="text">
      <style:text-properties officeooo:rsid="0012ec97"/>
    </style:style>
    <style:style style:name="T7" style:family="text">
      <style:text-properties officeooo:rsid="0017a687"/>
    </style:style>
    <style:style style:name="T8" style:family="text">
      <style:text-properties officeooo:rsid="001c28e9"/>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Initial Thoughts</text:h>
      <text:p text:style-name="P3"/>
      <text:p text:style-name="P3"/>
      <text:p text:style-name="P3"/>
      <text:h text:style-name="Heading_20_2" text:outline-level="2">Land</text:h>
      <text:p text:style-name="P17">9.5m x 25m<text:span text:style-name="T6">(31` x 82`)</text:span> <text:span text:style-name="T4">plot with road on 2 sides</text:span></text:p>
      <text:p text:style-name="P18">Margin(<text:tab/>North:<text:tab/><text:span text:style-name="T7">3m</text:span><text:tab/>, South: <text:span text:style-name="T7">1.5m</text:span><text:tab/>,<text:tab/>West:<text:tab/><text:span text:style-name="T7">2m</text:span><text:tab/>, East:<text:tab/><text:span text:style-name="T7">1.5m</text:span><text:tab/>)</text:p>
      <text:p text:style-name="P3">Commercial + Residential Building</text:p>
      <text:p text:style-name="P4">Ground floor to be raised <text:span text:style-name="T2">1 to </text:span><text:s/>1.5 meters</text:p>
      <text:p text:style-name="P4"/>
      <text:h text:style-name="Heading_20_2" text:outline-level="2">Cost</text:h>
      <text:p text:style-name="P3">Do you provide consultancy for design alone</text:p>
      <text:p text:style-name="P3">What are the charges?</text:p>
      <text:p text:style-name="P3"><text:tab/>Design Fees?</text:p>
      <text:p text:style-name="P3"><text:tab/>Overseeing Charges?</text:p>
      <text:p text:style-name="P3"><text:tab/>Execution?</text:p>
      <table:table table:name="Table1" table:style-name="Table1">
        <table:table-column table:style-name="Table1.A" table:number-columns-repeated="7"/>
        <table:table-column table:style-name="Table1.H"/>
        <table:table-row>
          <table:table-cell table:style-name="Table1.A1" office:value-type="string">
            <text:p text:style-name="P3"/>
          </table:table-cell>
          <table:table-cell table:style-name="Table1.A1" office:value-type="string">
            <text:p text:style-name="P3">Costford</text:p>
          </table:table-cell>
          <table:table-cell table:style-name="Table1.A1" office:value-type="string">
            <text:p text:style-name="P3">Habitat</text:p>
          </table:table-cell>
          <table:table-cell table:style-name="Table1.A1" office:value-type="string">
            <text:p text:style-name="P3"/>
          </table:table-cell>
          <table:table-cell table:style-name="Table1.A1" office:value-type="string">
            <text:p text:style-name="P3">GRFB</text:p>
          </table:table-cell>
          <table:table-cell table:style-name="Table1.A1" office:value-type="string">
            <text:p text:style-name="P3">Martin</text:p>
          </table:table-cell>
          <table:table-cell table:style-name="Table1.A1" office:value-type="string">
            <text:p text:style-name="P3">Others</text:p>
          </table:table-cell>
          <table:table-cell table:style-name="Table1.H1" office:value-type="string">
            <text:p text:style-name="P3">Others</text:p>
          </table:table-cell>
        </table:table-row>
        <table:table-row>
          <table:table-cell table:style-name="Table1.A2" office:value-type="string">
            <text:p text:style-name="P1">Initial</text:p>
          </table:table-cell>
          <table:table-cell table:style-name="Table1.A2" office:value-type="string">
            <text:p text:style-name="P1">1000</text:p>
          </table:table-cell>
          <table:table-cell table:style-name="Table1.A2" office:value-type="string">
            <text:p text:style-name="P1">6000</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H2" office:value-type="string">
            <text:p text:style-name="Standard"/>
          </table:table-cell>
        </table:table-row>
        <table:table-row>
          <table:table-cell table:style-name="Table1.A2" office:value-type="string">
            <text:p text:style-name="P3">Design</text:p>
          </table:table-cell>
          <table:table-cell table:style-name="Table1.A2" office:value-type="string">
            <text:p text:style-name="P3"/>
          </table:table-cell>
          <table:table-cell table:style-name="Table1.A2" office:value-type="string">
            <text:p text:style-name="P3">85/sqft</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Standard"/>
          </table:table-cell>
        </table:table-row>
        <table:table-row>
          <table:table-cell table:style-name="Table1.A2" office:value-type="string">
            <text:p text:style-name="P3">Overseeing</text:p>
          </table:table-cell>
          <table:table-cell table:style-name="Table1.A2" office:value-type="string">
            <text:p text:style-name="P3">5%</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Standard"/>
          </table:table-cell>
        </table:table-row>
        <table:table-row>
          <table:table-cell table:style-name="Table1.A2" office:value-type="string">
            <text:p text:style-name="P3">Execution</text:p>
          </table:table-cell>
          <table:table-cell table:style-name="Table1.A2" office:value-type="string">
            <text:p text:style-name="P3">5%</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Standard"/>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H2" office:value-type="string">
            <text:p text:style-name="Standard"/>
          </table:table-cell>
        </table:table-row>
        <table:table-row>
          <table:table-cell table:style-name="Table1.A2" office:value-type="string">
            <text:p text:style-name="P1">Bare <text:span text:style-name="T1">Structure</text:span></text:p>
          </table:table-cell>
          <table:table-cell table:style-name="Table1.A2" office:value-type="string">
            <text:p text:style-name="P2">1300</text:p>
          </table:table-cell>
          <table:table-cell table:style-name="Table1.A2" office:value-type="string">
            <text:p text:style-name="P2">1750</text:p>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A2" office:value-type="string">
            <text:p text:style-name="P1"/>
          </table:table-cell>
          <table:table-cell table:style-name="Table1.H2" office:value-type="string">
            <text:p text:style-name="Standard"/>
          </table:table-cell>
        </table:table-row>
        <table:table-row>
          <table:table-cell table:style-name="Table1.A2" office:value-type="string">
            <text:p text:style-name="P1">Completion</text:p>
          </table:table-cell>
          <table:table-cell table:style-name="Table1.A2" office:value-type="string">
            <text:p text:style-name="P1">1600</text:p>
          </table:table-cell>
          <table:table-cell table:style-name="Table1.A2" office:value-type="string">
            <text:p text:style-name="P1">1800</text:p>
          </table:table-cell>
          <table:table-cell table:style-name="Table1.A2" office:value-type="string">
            <text:p text:style-name="P1"/>
          </table:table-cell>
          <table:table-cell table:style-name="Table1.A2" office:value-type="string">
            <text:p text:style-name="P1">1500</text:p>
          </table:table-cell>
          <table:table-cell table:style-name="Table1.A2" office:value-type="string">
            <text:p text:style-name="P1">2400</text:p>
          </table:table-cell>
          <table:table-cell table:style-name="Table1.A2" office:value-type="string">
            <text:p text:style-name="P1"/>
          </table:table-cell>
          <table:table-cell table:style-name="Table1.H2" office:value-type="string">
            <text:p text:style-name="Standard"/>
          </table:table-cell>
        </table:table-row>
      </table:table>
      <text:p text:style-name="P3"><text:tab/></text:p>
      <text:p text:style-name="P3"><text:soft-page-break/></text:p>
      <text:h text:style-name="Heading_20_2" text:outline-level="2">Old House</text:h>
      <text:p text:style-name="P14">Can any thing of the old house be reused?</text:p>
      <text:p text:style-name="P22">Can the present structure be reused as under ground floor?</text:p>
      <text:p text:style-name="P14">Can the present Building be used as foundation?</text:p>
      <text:p text:style-name="P14">Can the doors and windows of present structure be reused</text:p>
      <text:p text:style-name="P22">Can the bricks be reused</text:p>
      <text:p text:style-name="P22">Can the steel sheets and bars reused </text:p>
      <text:p text:style-name="P14"/>
      <text:h text:style-name="Heading_20_2" text:outline-level="2">Environmental Concerns</text:h>
      <text:p text:style-name="P19"/>
      <text:p text:style-name="P3">Environment friendly and Less Cost</text:p>
      <text:p text:style-name="P3">Current Sqft charges for bare construction</text:p>
      <text:p text:style-name="P3">Current Sqft charges for finished construction</text:p>
      <text:p text:style-name="P3">2 floors</text:p>
      <text:p text:style-name="P3">3 floors</text:p>
      <text:p text:style-name="P3">3 floors + <text:span text:style-name="T5">Underground/ Swimming Pool</text:span></text:p>
      <text:p text:style-name="P6">Feasibility of underground floor – cost/material</text:p>
      <text:p text:style-name="P23"/>
      <text:h text:style-name="Heading_20_2" text:outline-level="2">Time and Schedule</text:h>
      <text:p text:style-name="P15"/>
      <text:p text:style-name="P15">Usually How much time does it take for 2000 Sqft Building</text:p>
      <text:p text:style-name="P3"/>
      <text:h text:style-name="Heading_20_2" text:outline-level="2">General Doubts</text:h>
      <text:p text:style-name="P20"/>
      <text:p text:style-name="P3">If it is not Column &amp; Beam can the ground floor be made flexible</text:p>
      <text:p text:style-name="P6"><text:soft-page-break/>Stones for Foundation ?</text:p>
      <text:p text:style-name="P6">Can space restrictions be overcome by claiming this to be maintenance and not reconstruction</text:p>
      <text:p text:style-name="P3">Rainwater Harvesting <text:span text:style-name="T5">+ Tank vs RO Water</text:span></text:p>
      <text:p text:style-name="P3">Water Storage</text:p>
      <text:p text:style-name="P3">Waste Management/ Biogas – Should this be considered Underground</text:p>
      <text:p text:style-name="P3">Ventilation, Heat Reduction(Sun in the afternoon)</text:p>
      <text:p text:style-name="P3"/>
      <text:p text:style-name="P3"/>
      <text:p text:style-name="P3">    3 people one with walking problems</text:p>
      <text:p text:style-name="P3">    2 Bed Room, Kitchen+Dining+Living+Office Space</text:p>
      <text:p text:style-name="P3">    Storage, Drying Clothes</text:p>
      <text:p text:style-name="P3"/>
      <text:p text:style-name="P3">Veg Garden on top floor</text:p>
      <text:p text:style-name="P3"/>
      <text:p text:style-name="P3">II floor not decided yet</text:p>
      <text:p text:style-name="P6">Underground Floor/ Underground Swimming Pool</text:p>
      <text:p text:style-name="P3"/>
      <text:p text:style-name="P3">Reduce Cost</text:p>
      <text:p text:style-name="P3">Alternate Building Materials</text:p>
      <text:p text:style-name="P3">    Bamboo, GFRG(Glass Fibre Reinforced Gypsum Board)</text:p>
      <text:p text:style-name="P12"/>
      <text:p text:style-name="P3">Cost of Construction</text:p>
      <text:p text:style-name="P3">    Bare Structure</text:p>
      <text:p text:style-name="P3">    Finished</text:p>
      <text:p text:style-name="P3">If it is not Column &amp; Beam can the ground floor be made flexible</text:p>
      <text:p text:style-name="P3">If it is column and Beam does Alternate Building materials reduce cost?</text:p>
      <text:p text:style-name="P3"/>
      <text:p text:style-name="P3"/>
      <text:p text:style-name="P3"/>
      <text:p text:style-name="P3"><text:soft-page-break/></text:p>
      <text:p text:style-name="P3">Doubts on GFRB</text:p>
      <text:p text:style-name="P3">No access from one side. Is 4 floors possible?</text:p>
      <text:p text:style-name="P3">Is underground floor possible?</text:p>
      <text:p text:style-name="P3">Linoleum floor</text:p>
      <text:p text:style-name="P3"/>
      <text:p text:style-name="P3">Floor options</text:p>
      <text:p text:style-name="P3">Ceiling options</text:p>
      <text:p text:style-name="P3">Wall options</text:p>
      <text:p text:style-name="P3">Is bamboo possible</text:p>
      <text:p text:style-name="P3">Is FRBL </text:p>
      <text:p text:style-name="P3"/>
      <text:p text:style-name="P3"/>
      <text:p text:style-name="P3">Idea</text:p>
      <text:p text:style-name="P3">Hotel</text:p>
      <text:p text:style-name="P3">Hall</text:p>
      <text:p text:style-name="P3">Shop</text:p>
      <text:p text:style-name="P3">1. House</text:p>
      <text:p text:style-name="P3">2. Studio Apts(2)</text:p>
      <text:p text:style-name="P3">3. Swimming Pool</text:p>
      <text:p text:style-name="P3">4. Kitchen Farm</text:p>
      <text:p text:style-name="P3"/>
      <text:p text:style-name="P3">Requirements</text:p>
      <text:p text:style-name="P3">Rain water Harvesting</text:p>
      <text:p text:style-name="P3">Biogas implicit in design</text:p>
      <text:p text:style-name="P3">Underground tank for regular corporation water</text:p>
      <text:p text:style-name="P3">Solar</text:p>
      <text:p text:style-name="P3">Plants on top floor</text:p>
      <text:p text:style-name="P3">Ventilation and ducting for cooling</text:p>
      <text:p text:style-name="P3"><text:soft-page-break/>3+1 underground</text:p>
      <text:p text:style-name="P3">Can</text:p>
      <text:p text:style-name="P3">Can the present structure be reused as under ground floor?</text:p>
      <text:p text:style-name="P3">Can the present Building be used as foundation?</text:p>
      <text:p text:style-name="P3">Can the doors and windows of present structure be reused</text:p>
      <text:p text:style-name="P3">Can the bricks be reused</text:p>
      <text:p text:style-name="P3">Steel rods be reused</text:p>
      <text:p text:style-name="P3">Can the steel sheets and bars reused </text:p>
      <text:p text:style-name="P3">Granite</text:p>
      <text:p text:style-name="P3">Automatic watering for plants</text:p>
      <text:p text:style-name="P3"/>
      <text:p text:style-name="P3">Material</text:p>
      <text:p text:style-name="P3">(GFRG)FRBL with Bamboo instead of Steel</text:p>
      <text:p text:style-name="P3">Building waste to fill GFRB spaces where steel is not used</text:p>
      <text:p text:style-name="P3"/>
      <text:p text:style-name="P3">Optimise</text:p>
      <text:p text:style-name="P3"/>
      <text:p text:style-name="P3"/>
      <text:p text:style-name="P3">Details</text:p>
      <text:p text:style-name="P3">2 sinks instead of platforms</text:p>
      <text:p text:style-name="P3">2 pipe lines one for flush and other for drinking water</text:p>
      <text:p text:style-name="P3"/>
      <text:p text:style-name="P3"/>
      <text:p text:style-name="P3"/>
      <text:p text:style-name="P3"/>
      <text:h text:style-name="Heading_20_2" text:outline-level="2">Schedule</text:h>
      <text:p text:style-name="P5">14 Jan, 2019 Called and messaged Shanthilal</text:p>
      <text:p text:style-name="P5"/>
      <text:p text:style-name="P3"><text:soft-page-break/></text:p>
      <text:p text:style-name="P3"/>
      <text:p text:style-name="P3"/>
      <text:h text:style-name="Heading_20_2" text:outline-level="2">Reference</text:h>
      <text:p text:style-name="P3"/>
      <text:p text:style-name="P3">http://wecommunities.in/QUO2018/</text:p>
      <text:p text:style-name="P3"/>
      <text:p text:style-name="P3">http://www.nzdl.org/gsdlmod?e=d-00000-00---off-0hdl--00-0----0-10-0---0---0direct-10---4-------0-1l--11-en-50---20-about---00-0-1-00-0--4----0-0-11-10-0utfZz-8-10&amp;cl=CL1.1&amp;d=HASH70c81f6386a2600bdfdd3f.6.5&amp;gt=1</text:p>
      <text:p text:style-name="P3"/>
      <text:p text:style-name="P3">https://www.ukbamboo.com/bamboo-piling/</text:p>
      <text:p text:style-name="P3"/>
      <text:p text:style-name="P3">https://www.matec-conferences.org/articles/matecconf/pdf/2017/52/matecconf_eacef2017_04010.pdf</text:p>
      <text:p text:style-name="P3"/>
      <text:p text:style-name="P3">https://www.quora.com/How-can-I-build-an-eco-friendly-house</text:p>
      <text:p text:style-name="P3"/>
      <text:p text:style-name="P3">https://www.sciencedirect.com/science/article/pii/S1018363916300484</text:p>
      <text:p text:style-name="P3">Strength properties of bamboo and steel reinforced concrete containing manufactured sand and mineral admixtures</text:p>
      <text:p text:style-name="P3"/>
      <text:p text:style-name="P3"/>
      <text:p text:style-name="P3"/>
      <text:p text:style-name="P3"/>
      <text:p text:style-name="P3">http://www.ijstr.org/final-print/nov2015/Comparative-Analysis-Of-The-Tensile-Strength-Of-Bamboo-And-Reinforcement-Steel-Bars-As-Structural-Member-In-Building-Construction.pdf</text:p>
      <text:p text:style-name="P3">5 CONCLUSION</text:p>
      <text:p text:style-name="P3">study that correlates the present findings</text:p>
      <text:p text:style-name="P3"><text:soft-page-break/>is reported in [13]that  bamboo can be used and  has been employed in many engineering applications in construction for hundreds of years  because of its high strength-to-weight ratio and its relative ease of use. Its properties are such that it has potential for  reinforcing weaker (lightweight) materials</text:p>
      <text:p text:style-name="P3">.</text:p>
      <text:p text:style-name="P3">Gleeson  (2002) in  [13], reviews  the use of bamboo  in lightweight construction and concludes that although, bamboo has potential for use as reinforcement in specific circumstances, it is by no means the easiest  material to use and considerably more research is required if its potential is to be realized.</text:p>
      <text:p text:style-name="P3"/>
      <text:p text:style-name="P3">For example, Datye et al.   (1978) in [13]state that,  ―bamboo reinforced cement concrete  has not met with any degree of success  mainly due</text:p>
      <text:p text:style-name="P3">to  the low  elastic modulus  of bamboo, its poor  bond with concrete and its tendency for volume change due to  moisture absorption‖. On the other hand, Subrahmanya (1984) in  [13]concludes that ―... notwithstanding the future requirements (of research),  bamboo reinforced cement composites can be effectively used on the basis of existing knowledge‖. Thus it is important to note that limitations of bamboo reinforcement and, in  particular, its low elastic modulus are a limiting factor in many reinforcement uses of bamboo for heavy construction works.</text:p>
      <text:p text:style-name="P3"/>
      <text:p text:style-name="P3"/>
      <text:p text:style-name="P3">Several   samples of   bamboo and steel   were tested and analyzed  to examine their Tensile Properties.  This test was carried out on high   yield and mild yield steel including bamboo. Tensile test was carried out on 10mm, 12mm, 16mm, 20mm and 25mm high yield and mild yield steel bars. Bamboo also  was prepared to about equivalent dimension having cross-sectional area of 10mm × 10mm,12mm × 10mm, 16mm × 10mm, 20mm × 10mm and 25mm × 10mm. The tensile test result  indicates that bamboo unlike steel has a very poor tensile property and undergoes brittle failure when loaded. This isa huge disadvantage of using bamboo  as a structural member in building    construction.    Therefore,  the study concludes  that due to the minimal  breaking force (FB) of bamboo,  it cannot be employed as a main  structural member in buildings and  other heavy engineering works but can  be used for partition walls, ceilings, roofs  and other areas of lightweight engineering construction  that is not heavy load-bearing.</text:p>
      <text:p text:style-name="P3"/>
      <text:p text:style-name="P16">RO Purification/ Pure Water</text:p>
      <text:p text:style-name="P8"><text:span text:style-name="T3">Sachit John T.</text:span><text:a xlink:type="simple" xlink:href="https://www.indiamart.com/aqua-root-technologies/" office:target-frame-name="_blank" xlink:show="new" text:style-name="Internet_20_link" text:visited-style-name="Visited_20_Internet_20_Link">Aqua Root Technologies</text:a></text:p>
      <text:p text:style-name="Standard"><text:bookmark text:name="g_img"/><text:a xlink:type="simple" xlink:href="https://www.google.com/maps/dir/10.044080,76.317120/@10.044080,76.317120" office:target-frame-name="_blank" xlink:show="new" text:style-name="Internet_20_link" text:visited-style-name="Visited_20_Internet_20_Link">Sahaan Arcade, XVIII/22D1, 3rd Floor, Cusat Signal Junction, S Kalamassery<text:line-break/>Kalamassery<text:line-break/>Ernakulam - 683104 Kerala, India </text:a></text:p>
      <text:h text:style-name="Heading_20_1" text:outline-level="1"><text:soft-page-break/>Automatic Residential RO System, 200-500 (Liter/hour)</text:h>
      <text:p text:style-name="P24">Rs 1.25 Lakh/Piece <text:bookmark text:name="pask_pg-11"/>Get Latest Price </text:p>
      <text:section text:style-name="Sect1" text:name="Section1">
        <text:p text:style-name="P10"><text:bookmark text:name="descp"/></text:p>
        <table:table table:name="Table3" table:style-name="Table3">
          <table:table-column table:style-name="Table3.A"/>
          <table:table-column table:style-name="Table3.B"/>
          <table:table-row>
            <table:table-cell table:style-name="Table3.A1" office:value-type="string">
              <text:p text:style-name="Table_20_Contents">Max Water Recovery Rate </text:p>
            </table:table-cell>
            <table:table-cell table:style-name="Table3.A1" office:value-type="string">
              <text:p text:style-name="Table_20_Contents">&gt;75 % </text:p>
            </table:table-cell>
          </table:table-row>
          <table:table-row>
            <table:table-cell table:style-name="Table3.A1" office:value-type="string">
              <text:p text:style-name="Table_20_Contents">RO Capacity </text:p>
            </table:table-cell>
            <table:table-cell table:style-name="Table3.A1" office:value-type="string">
              <text:p text:style-name="Table_20_Contents">200-500 (Liter/hour) </text:p>
            </table:table-cell>
          </table:table-row>
          <table:table-row>
            <table:table-cell table:style-name="Table3.A1" office:value-type="string">
              <text:p text:style-name="Table_20_Contents">Automation Grade </text:p>
            </table:table-cell>
            <table:table-cell table:style-name="Table3.A1" office:value-type="string">
              <text:p text:style-name="Table_20_Contents">Automatic </text:p>
            </table:table-cell>
          </table:table-row>
          <table:table-row>
            <table:table-cell table:style-name="Table3.A1" office:value-type="string">
              <text:p text:style-name="Table_20_Contents">Number of Filtration Passes </text:p>
            </table:table-cell>
            <table:table-cell table:style-name="Table3.A1" office:value-type="string">
              <text:p text:style-name="Table_20_Contents">3 </text:p>
            </table:table-cell>
          </table:table-row>
          <table:table-row>
            <table:table-cell table:style-name="Table3.A1" office:value-type="string">
              <text:p text:style-name="Table_20_Contents">Chiller Cooling Capacity </text:p>
            </table:table-cell>
            <table:table-cell table:style-name="Table3.A1" office:value-type="string">
              <text:p text:style-name="Table_20_Contents">0.5 ton </text:p>
            </table:table-cell>
          </table:table-row>
        </table:table>
      </text:section>
      <text:p text:style-name="Standard"/>
      <text:p text:style-name="Standard"/>
      <text:p text:style-name="Standard"><text:a xlink:type="simple" xlink:href="http://www.totalpollution.com/" office:target-frame-name="_blank" xlink:show="new" text:style-name="Internet_20_link" text:visited-style-name="Visited_20_Internet_20_Link">Agro Machinery &amp; Consultancy (P) Ltd</text:a> </text:p>
      <text:section text:style-name="Sect1" text:name="supp_nm">
        <text:p text:style-name="Standard">James Joseph</text:p>
      </text:section>
      <text:p text:style-name="Standard"><text:bookmark text:name="g_img1"/><text:a xlink:type="simple" xlink:href="https://www.google.com/maps/dir/10.06106,76.32169/@10.06106,76.32169" office:target-frame-name="_blank" xlink:show="new" text:style-name="Internet_20_link" text:visited-style-name="Visited_20_Internet_20_Link">Ferry Road, Kalamassery<text:line-break/>Kalamassery<text:line-break/>Ernakulam - 683104 Kerala, India </text:a></text:p>
      <text:p text:style-name="Standard"/>
      <text:h text:style-name="Heading_20_1" text:outline-level="1">Reverse Osmosis Plant</text:h>
      <text:p text:style-name="P24">Rs 2.5 Lakh/Set <text:bookmark text:name="pask_pg-1"/>Get Latest Price </text:p>
      <text:section text:style-name="Sect1" text:name="descp">
        <table:table table:name="Table2" table:style-name="Table2">
          <table:table-column table:style-name="Table2.A"/>
          <table:table-column table:style-name="Table2.B"/>
          <table:table-row>
            <table:table-cell table:style-name="Table2.A1" office:value-type="string">
              <text:p text:style-name="Table_20_Contents">RO Capacity (LPH) </text:p>
            </table:table-cell>
            <table:table-cell table:style-name="Table2.A1" office:value-type="string">
              <text:p text:style-name="Table_20_Contents">0-200, 200-500, 500-1000, 1000-2000, 2000-3000 </text:p>
            </table:table-cell>
          </table:table-row>
        </table:table>
      </text:section>
      <text:p text:style-name="Standard"/>
      <text:p text:style-name="Standard"/>
      <text:p text:style-name="Standard"/>
      <text:p text:style-name="Standard"><text:a xlink:type="simple" xlink:href="https://www.indiamart.com/acme-enviro-care/" office:target-frame-name="_blank" xlink:show="new" text:style-name="Internet_20_link" text:visited-style-name="Visited_20_Internet_20_Link">Acme Enviro Care</text:a> </text:p>
      <text:section text:style-name="Sect1" text:name="Section2">
        <text:p text:style-name="Standard"><text:bookmark text:name="supp_nm"/>Jayasarman K.P</text:p>
      </text:section>
      <text:p text:style-name="Standard"><text:bookmark text:name="g_img2"/><text:a xlink:type="simple" xlink:href="https://www.google.com/maps/dir/10.033325,76.275765/@10.033325,76.275765" office:target-frame-name="_blank" xlink:show="new" text:style-name="Internet_20_link" text:visited-style-name="Visited_20_Internet_20_Link">XI/55 C, 1st Floor, Ushas Building<text:line-break/>South Chittoor<text:line-break/>Ernakulam - 682027 Kerala, India </text:a><text:a xlink:type="simple" xlink:href="https://www.google.com/maps/dir/10.033325,76.275765/@10.033325,76.275765" office:target-frame-name="_blank" xlink:show="new" text:style-name="Internet_20_link" text:visited-style-name="Visited_20_Internet_20_Link">Get Directions</text:a></text:p>
      <text:p text:style-name="Standard"/>
      <text:h text:style-name="Heading_20_3" text:outline-level="3">Product Specification</text:h>
      <table:table table:name="Table4" table:style-name="Table4">
        <table:table-column table:style-name="Table4.A"/>
        <table:table-column table:style-name="Table4.B"/>
        <table:table-row>
          <table:table-cell table:style-name="Table4.A1" office:value-type="string">
            <text:p text:style-name="Table_20_Contents">Automatic Grade </text:p>
          </table:table-cell>
          <table:table-cell table:style-name="Table4.A1" office:value-type="string">
            <text:p text:style-name="Table_20_Contents">Automatic </text:p>
          </table:table-cell>
        </table:table-row>
        <table:table-row>
          <table:table-cell table:style-name="Table4.A1" office:value-type="string">
            <text:p text:style-name="Table_20_Contents">Capacity </text:p>
          </table:table-cell>
          <table:table-cell table:style-name="Table4.A1" office:value-type="string">
            <text:p text:style-name="Table_20_Contents">25-100L/H </text:p>
          </table:table-cell>
        </table:table-row>
        <table:table-row>
          <table:table-cell table:style-name="Table4.A1" office:value-type="string">
            <text:p text:style-name="Table_20_Contents">Performance: </text:p>
          </table:table-cell>
          <table:table-cell table:style-name="Table4.A1" office:value-type="string">
            <text:p text:style-name="Table_20_Contents">Water Purification </text:p>
          </table:table-cell>
        </table:table-row>
        <table:table-row>
          <table:table-cell table:style-name="Table4.A1" office:value-type="string">
            <text:p text:style-name="Table_20_Contents">Voltage (V) </text:p>
          </table:table-cell>
          <table:table-cell table:style-name="Table4.A1" office:value-type="string">
            <text:p text:style-name="Table_20_Contents">220 V </text:p>
          </table:table-cell>
        </table:table-row>
        <table:table-row>
          <table:table-cell table:style-name="Table4.A1" office:value-type="string">
            <text:p text:style-name="Table_20_Contents">Max Water Recovery Rate </text:p>
          </table:table-cell>
          <table:table-cell table:style-name="Table4.A1" office:value-type="string">
            <text:p text:style-name="Table_20_Contents">55-60 % </text:p>
          </table:table-cell>
        </table:table-row>
      </table:table>
      <text:h text:style-name="Heading_20_3" text:outline-level="3">Product Description</text:h>
      <text:p text:style-name="P24">Enriched by our vast industrial experience in this business, we are involved in offering an enormous quality range of Reverse Osmosis Water System. </text:p>
      <text:h text:style-name="Heading_20_1" text:outline-level="1">Reverse Osmosis Water System</text:h>
      <text:p text:style-name="P24">Rs 15,000/Piece <text:bookmark text:name="pask_pg-12"/>Get Latest Price </text:p>
      <text:section text:style-name="Sect1" text:name="Section3">
        <text:p text:style-name="P10"><text:bookmark text:name="descp1"/></text:p>
        <table:table table:name="Table5" table:style-name="Table5">
          <table:table-column table:style-name="Table5.A"/>
          <table:table-column table:style-name="Table5.B"/>
          <text:soft-page-break/>
          <table:table-row>
            <table:table-cell table:style-name="Table5.A1" office:value-type="string">
              <text:p text:style-name="Table_20_Contents">Automatic Grade </text:p>
            </table:table-cell>
            <table:table-cell table:style-name="Table5.A1" office:value-type="string">
              <text:p text:style-name="Table_20_Contents">Automatic </text:p>
            </table:table-cell>
          </table:table-row>
          <table:table-row>
            <table:table-cell table:style-name="Table5.A1" office:value-type="string">
              <text:p text:style-name="Table_20_Contents">Capacity </text:p>
            </table:table-cell>
            <table:table-cell table:style-name="Table5.A1" office:value-type="string">
              <text:p text:style-name="Table_20_Contents">25-100L/H </text:p>
            </table:table-cell>
          </table:table-row>
          <table:table-row>
            <table:table-cell table:style-name="Table5.A1" office:value-type="string">
              <text:p text:style-name="Table_20_Contents">Performance: </text:p>
            </table:table-cell>
            <table:table-cell table:style-name="Table5.A1" office:value-type="string">
              <text:p text:style-name="Table_20_Contents">Water Purification </text:p>
            </table:table-cell>
          </table:table-row>
          <table:table-row>
            <table:table-cell table:style-name="Table5.A1" office:value-type="string">
              <text:p text:style-name="Table_20_Contents">Voltage (V) </text:p>
            </table:table-cell>
            <table:table-cell table:style-name="Table5.A1" office:value-type="string">
              <text:p text:style-name="Table_20_Contents">220 V </text:p>
            </table:table-cell>
          </table:table-row>
          <table:table-row>
            <table:table-cell table:style-name="Table5.A1" office:value-type="string">
              <text:p text:style-name="Table_20_Contents">Max Water Recovery Rate </text:p>
            </table:table-cell>
            <table:table-cell table:style-name="Table5.A1" office:value-type="string">
              <text:p text:style-name="Table_20_Contents">55-60 % </text:p>
            </table:table-cell>
          </table:table-row>
        </table:table>
      </text:section>
      <text:p text:style-name="Standard"/>
      <text:p text:style-name="Standard"/>
      <text:p text:style-name="Standard"/>
      <text:p text:style-name="P9">http://www.nare.co.in/products.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jith </meta:initial-creator>
    <meta:creation-date>2019-01-03T10:57:23.969409712</meta:creation-date>
    <dc:date>2019-01-15T10:56:25.927367147</dc:date>
    <dc:creator>Sujith </dc:creator>
    <meta:editing-duration>PT2H2M48S</meta:editing-duration>
    <meta:editing-cycles>19</meta:editing-cycles>
    <meta:generator>LibreOffice/5.2.7.2$Linux_X86_64 LibreOffice_project/20m0$Build-2</meta:generator>
    <meta:document-statistic meta:table-count="5" meta:image-count="0" meta:object-count="0" meta:page-count="9" meta:paragraph-count="186" meta:word-count="1067" meta:character-count="7336" meta:non-whitespace-character-count="6342"/>
  </office:meta>
</office:document-meta>
</file>